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327" officeooo:paragraph-rsid="0012d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gh.h</text:p>
      <text:p text:style-name="P1">hg</text:p>
      <text:p text:style-name="P1"/>
      <text:p text:style-name="P1">hg.hghg</text:p>
      <text:p text:style-name="P1"/>
      <text:p text:style-name="P1">gh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6T16:27:42.945647298</meta:creation-date>
    <dc:date>2021-08-06T16:39:20.857816294</dc:date>
    <meta:editing-duration>PT11M42S</meta:editing-duration>
    <meta:editing-cycles>1</meta:editing-cycles>
    <meta:document-statistic meta:table-count="0" meta:image-count="0" meta:object-count="0" meta:page-count="1" meta:paragraph-count="4" meta:word-count="4" meta:character-count="17" meta:non-whitespace-character-count="17"/>
    <meta:generator>LibreOffice/7.1.4.2$Linux_X86_64 LibreOffice_project/10$Build-2</meta:generator>
  </office:meta>
</office:document-meta>
</file>